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ReturnAddress" style:family="table">
      <style:table-properties style:width="8.07cm" fo:margin-left="0cm" fo:margin-right="15.044cm" table:align="margins" style:may-break-between-rows="false"/>
    </style:style>
    <style:style style:name="ReturnAddress.A" style:family="table-column">
      <style:table-column-properties style:column-width="8.07cm" style:rel-column-width="65535*"/>
    </style:style>
    <style:style style:name="ReturnAddress.1" style:family="table-row">
      <style:table-row-properties style:min-row-height="2.064cm"/>
    </style:style>
    <style:style style:name="ReturnAddress.A1" style:family="table-cell">
      <style:table-cell-properties fo:background-color="transparent" fo:padding="0cm" fo:border="none">
        <style:background-image/>
      </style:table-cell-properties>
    </style:style>
    <style:style style:name="Addressee" style:family="table">
      <style:table-properties style:width="18.034cm" table:align="center"/>
    </style:style>
    <style:style style:name="Addressee.A" style:family="table-column">
      <style:table-column-properties style:column-width="18.034cm"/>
    </style:style>
    <style:style style:name="Addressee.1" style:family="table-row">
      <style:table-row-properties style:min-row-height="3.334cm"/>
    </style:style>
    <style:style style:name="P1" style:family="paragraph" style:parent-style-name="Standard">
      <style:text-properties style:text-position="0% 100%" style:font-name="Courier New" fo:font-size="20pt" style:font-size-asian="20pt" style:font-size-complex="20pt"/>
    </style:style>
    <style:style style:name="P2" style:family="paragraph" style:parent-style-name="Standard">
      <style:paragraph-properties fo:text-align="center" style:justify-single-word="false"/>
      <style:text-properties style:text-position="0% 100%" style:font-name="Courier New" fo:font-size="20pt" style:font-size-asian="20pt" style:font-size-complex="20pt"/>
    </style:style>
    <style:style style:name="P3" style:family="paragraph" style:parent-style-name="Text_20_body" style:master-page-name="">
      <style:paragraph-properties style:page-number="auto"/>
    </style:style>
    <style:style style:name="P4" style:family="paragraph" style:parent-style-name="Standard" style:list-style-name="">
      <style:paragraph-properties fo:text-align="center" style:justify-single-word="false"/>
      <style:text-properties style:font-name="Arial" fo:font-size="10pt" style:font-name-asian="Arial" style:font-size-asian="10pt" style:font-name-complex="Arial" style:font-size-complex="10pt"/>
    </style:style>
    <style:style style:name="P5" style:family="paragraph" style:parent-style-name="Standard" style:master-page-name="">
      <style:paragraph-properties fo:margin-left="1.249cm" fo:margin-right="0cm" fo:text-indent="0cm" style:auto-text-indent="false" style:page-number="auto"/>
      <style:text-properties style:text-position="0% 100%" style:font-name="Courier New" fo:font-size="20pt" style:font-size-asian="20pt" style:font-size-complex="20pt"/>
    </style:style>
    <style:style style:name="P6" style:family="paragraph" style:parent-style-name="Standard" style:list-style-name="">
      <style:paragraph-properties fo:margin-left="0cm" fo:margin-right="0cm" fo:text-indent="1.609cm" style:auto-text-indent="false"/>
      <style:text-properties style:font-name="Arial" fo:font-size="10pt" style:font-name-asian="Arial" style:font-size-asian="10pt" style:font-name-complex="Arial" style:font-size-complex="10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ReturnAddress" table:style-name="ReturnAddress">
        <table:table-column table:style-name="ReturnAddress.A"/>
        <table:table-row table:style-name="ReturnAddress.1">
          <table:table-cell table:style-name="ReturnAddress.A1" office:value-type="string">
            <text:p text:style-name="P6">Radu Hociung</text:p>
            <text:p text:style-name="P6">226 Willowdale Ave</text:p>
            <text:p text:style-name="P6">Waterloo, ON</text:p>
            <text:p text:style-name="P6">N2J 3M1</text:p>
          </table:table-cell>
        </table:table-row>
      </table:table>
      <text:p text:style-name="P1"/>
      <text:p text:style-name="P5"/>
      <table:table table:name="Addressee" table:style-name="Addressee">
        <table:table-column table:style-name="Addressee.A"/>
        <table:table-row table:style-name="Addressee.1">
          <table:table-cell office:value-type="string">
            <text:p text:style-name="P4">William F. Pentney, Q.C</text:p>
            <text:p text:style-name="P4">Deputy Attorney General of Canada</text:p>
            <text:p text:style-name="P4">Department of Justice</text:p>
            <text:p text:style-name="P4">Ontario Regional Office</text:p>
            <text:p text:style-name="P4">The Exchange Tower</text:p>
            <text:p text:style-name="P4">130 King Street West</text:p>
            <text:p text:style-name="P4">Suite 3400</text:p>
            <text:p text:style-name="P4">Toronto, Ontario</text:p>
            <text:p text:style-name="P4">M5X 1K6</text:p>
          </table:table-cell>
        </table:table-row>
      </table:table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US" style:letter-kerning="true" style:font-name-asian="Arial Unicode MS" style:font-size-asian="12pt" style:language-asian="zxx" style:country-asian="none" style:font-name-complex="Tahoma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4.13cm" fo:page-height="10.49cm" style:num-format="1" style:print-orientation="landscape" fo:margin-top="0.508cm" fo:margin-bottom="0.508cm" fo:margin-left="0.508cm" fo:margin-right="0.508cm" fo:background-color="transparent" style:writing-mode="lr-tb" style:footnote-max-height="0cm">
        <style:background-image/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04T13:41:57.37</meta:creation-date>
    <meta:editing-duration>PT8M8S</meta:editing-duration>
    <meta:editing-cycles>2</meta:editing-cycles>
    <meta:generator>OpenOffice/4.0.1$Win32 OpenOffice.org_project/401m5$Build-9714</meta:generator>
    <dc:title>#10 Envelope</dc:title>
    <dc:description>This template is for a simple #10 envelope. Should be useful to someone who can't be bothered to make their own template, at least. Page margins are designed for my own printer - YMMV.</dc:description>
    <meta:keyword>10 envelope #10</meta:keyword>
    <dc:subject>#10 Envelope Template</dc:subject>
    <meta:initial-creator>Radu Hociung</meta:initial-creator>
    <meta:printed-by>Radu Hociung</meta:printed-by>
    <meta:print-date>2015-12-04T13:46:19.72</meta:print-date>
    <meta:document-statistic meta:table-count="2" meta:image-count="0" meta:object-count="0" meta:page-count="1" meta:paragraph-count="13" meta:word-count="37" meta:character-count="220"/>
    <dc:date>2015-12-04T13:50:05.63</dc:date>
    <dc:creator>Radu Hociung</dc:creator>
    <meta:user-defined meta:name="License">Free/Public Domain</meta:user-defined>
  </office:meta>
</office:document-meta>
</file>